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4pt" fo:font-weight="bold" style:font-size-asian="44pt" style:font-size-complex="44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44pt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idzie mój Bóg</text:span><text:span text:style-name="T1"><text:line-break/></text:span><text:span text:style-name="T1">Oto idzie mój Król</text:span><text:span text:style-name="T1"><text:line-break/></text:span><text:span text:style-name="T1">Oto Zbawiciel mój</text:span><text:span text:style-name="T1"><text:line-break/></text:span><text:span text:style-name="T1">A Imię Jego Jezus /x2</text:span><text:span text:style-name="T1"><text:line-break/></text:span><text:span text:style-name="T1"><text:line-break/></text:span><text:span text:style-name="T1">Tęsknię za Tobą Panie</text:span><text:span text:style-name="T1"><text:line-break/></text:span><text:span text:style-name="T1">Wiem, że przyjdziesz niebawem</text:span><text:span text:style-name="T1"><text:line-break/></text:span><text:span text:style-name="T1">Z głębi serca dziś wołam:</text:span><text:span text:style-name="T1"><text:line-break/></text:span><text:span text:style-name="T1">Marana th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7:34:06</meta:creation-date>
    <dc:date>2014-12-01T20:36:46.56</dc:date>
    <dc:language>pl-PL</dc:language>
    <meta:editing-cycles>8</meta:editing-cycles>
    <meta:editing-duration>PT2M1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